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A matrix: 5 × 5 of type dbl </text:p>
          </table:table-cell>
          <table:table-cell table:style-name="ce1" office:value-type="string" calcext:value-type="string">
            <text:p>Extremely Low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Extremely Low</text:p>
          </table:table-cell>
          <table:table-cell office:value-type="float" office:value="117407784" calcext:value-type="float">
            <text:p>117407784</text:p>
          </table:table-cell>
          <table:table-cell office:value-type="float" office:value="42535127" calcext:value-type="float">
            <text:p>42535127</text:p>
          </table:table-cell>
          <table:table-cell office:value-type="float" office:value="6898357" calcext:value-type="float">
            <text:p>6898357</text:p>
          </table:table-cell>
          <table:table-cell office:value-type="float" office:value="516787" calcext:value-type="float">
            <text:p>516787</text:p>
          </table:table-cell>
          <table:table-cell office:value-type="float" office:value="110617" calcext:value-type="float">
            <text:p>110617</text:p>
          </table:table-cell>
        </table:table-row>
        <table:table-row table:style-name="ro2">
          <table:table-cell office:value-type="string" calcext:value-type="string">
            <text:p>Low</text:p>
          </table:table-cell>
          <table:table-cell office:value-type="float" office:value="36529691" calcext:value-type="float">
            <text:p>36529691</text:p>
          </table:table-cell>
          <table:table-cell office:value-type="float" office:value="70456920" calcext:value-type="float">
            <text:p>70456920</text:p>
          </table:table-cell>
          <table:table-cell office:value-type="float" office:value="25778583" calcext:value-type="float">
            <text:p>25778583</text:p>
          </table:table-cell>
          <table:table-cell office:value-type="float" office:value="2530153" calcext:value-type="float">
            <text:p>2530153</text:p>
          </table:table-cell>
          <table:table-cell office:value-type="float" office:value="387726" calcext:value-type="float">
            <text:p>387726</text:p>
          </table:table-cell>
        </table:table-row>
        <table:table-row table:style-name="ro2">
          <table:table-cell office:value-type="string" calcext:value-type="string">
            <text:p>Moderate</text:p>
          </table:table-cell>
          <table:table-cell office:value-type="float" office:value="2840130" calcext:value-type="float">
            <text:p>2840130</text:p>
          </table:table-cell>
          <table:table-cell office:value-type="float" office:value="13866420" calcext:value-type="float">
            <text:p>13866420</text:p>
          </table:table-cell>
          <table:table-cell office:value-type="float" office:value="21268190" calcext:value-type="float">
            <text:p>21268190</text:p>
          </table:table-cell>
          <table:table-cell office:value-type="float" office:value="5680105" calcext:value-type="float">
            <text:p>5680105</text:p>
          </table:table-cell>
          <table:table-cell office:value-type="float" office:value="490898" calcext:value-type="float">
            <text:p>490898</text:p>
          </table:table-cell>
        </table:table-row>
        <table:table-row table:style-name="ro2">
          <table:table-cell office:value-type="string" calcext:value-type="string">
            <text:p>High</text:p>
          </table:table-cell>
          <table:table-cell office:value-type="float" office:value="87187" calcext:value-type="float">
            <text:p>87187</text:p>
          </table:table-cell>
          <table:table-cell office:value-type="float" office:value="936575" calcext:value-type="float">
            <text:p>936575</text:p>
          </table:table-cell>
          <table:table-cell office:value-type="float" office:value="3136162" calcext:value-type="float">
            <text:p>3136162</text:p>
          </table:table-cell>
          <table:table-cell office:value-type="float" office:value="6821541" calcext:value-type="float">
            <text:p>6821541</text:p>
          </table:table-cell>
          <table:table-cell office:value-type="float" office:value="1673992" calcext:value-type="float">
            <text:p>1673992</text:p>
          </table:table-cell>
        </table:table-row>
        <table:table-row table:style-name="ro2">
          <table:table-cell office:value-type="string" calcext:value-type="string">
            <text:p>Very High</text:p>
          </table:table-cell>
          <table:table-cell office:value-type="float" office:value="37696" calcext:value-type="float">
            <text:p>37696</text:p>
          </table:table-cell>
          <table:table-cell office:value-type="float" office:value="176629" calcext:value-type="float">
            <text:p>176629</text:p>
          </table:table-cell>
          <table:table-cell office:value-type="float" office:value="239644" calcext:value-type="float">
            <text:p>239644</text:p>
          </table:table-cell>
          <table:table-cell office:value-type="float" office:value="468039" calcext:value-type="float">
            <text:p>468039</text:p>
          </table:table-cell>
          <table:table-cell office:value-type="float" office:value="1007416" calcext:value-type="float">
            <text:p>1007416</text:p>
          </table:table-cell>
        </table:table-row>
        <table:table-row table:style-name="ro1">
          <table:table-cell office:value-type="string" calcext:value-type="string">
            <text:p>A matrix: 5 × 5 of type dbl </text:p>
          </table:table-cell>
          <table:table-cell table:style-name="ce1" office:value-type="string" calcext:value-type="string">
            <text:p>Extremely Low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Extremely Low</text:p>
          </table:table-cell>
          <table:table-cell office:value-type="float" office:value="71229118" calcext:value-type="float">
            <text:p>71229118</text:p>
          </table:table-cell>
          <table:table-cell office:value-type="float" office:value="68908913" calcext:value-type="float">
            <text:p>68908913</text:p>
          </table:table-cell>
          <table:table-cell office:value-type="float" office:value="15573359" calcext:value-type="float">
            <text:p>15573359</text:p>
          </table:table-cell>
          <table:table-cell office:value-type="float" office:value="1160652" calcext:value-type="float">
            <text:p>1160652</text:p>
          </table:table-cell>
          <table:table-cell office:value-type="float" office:value="30446" calcext:value-type="float">
            <text:p>30446</text:p>
          </table:table-cell>
        </table:table-row>
        <table:table-row table:style-name="ro2">
          <table:table-cell office:value-type="string" calcext:value-type="string">
            <text:p>Low</text:p>
          </table:table-cell>
          <table:table-cell office:value-type="float" office:value="7374296" calcext:value-type="float">
            <text:p>7374296</text:p>
          </table:table-cell>
          <table:table-cell office:value-type="float" office:value="54733683" calcext:value-type="float">
            <text:p>54733683</text:p>
          </table:table-cell>
          <table:table-cell office:value-type="float" office:value="57991349" calcext:value-type="float">
            <text:p>57991349</text:p>
          </table:table-cell>
          <table:table-cell office:value-type="float" office:value="7543887" calcext:value-type="float">
            <text:p>7543887</text:p>
          </table:table-cell>
          <table:table-cell office:value-type="float" office:value="328456" calcext:value-type="float">
            <text:p>328456</text:p>
          </table:table-cell>
        </table:table-row>
        <table:table-row table:style-name="ro2">
          <table:table-cell office:value-type="string" calcext:value-type="string">
            <text:p>Moderate</text:p>
          </table:table-cell>
          <table:table-cell office:value-type="float" office:value="910931" calcext:value-type="float">
            <text:p>910931</text:p>
          </table:table-cell>
          <table:table-cell office:value-type="float" office:value="5927186" calcext:value-type="float">
            <text:p>5927186</text:p>
          </table:table-cell>
          <table:table-cell office:value-type="float" office:value="32531165" calcext:value-type="float">
            <text:p>32531165</text:p>
          </table:table-cell>
          <table:table-cell office:value-type="float" office:value="17046777" calcext:value-type="float">
            <text:p>17046777</text:p>
          </table:table-cell>
          <table:table-cell office:value-type="float" office:value="904877" calcext:value-type="float">
            <text:p>904877</text:p>
          </table:table-cell>
        </table:table-row>
        <table:table-row table:style-name="ro2">
          <table:table-cell office:value-type="string" calcext:value-type="string">
            <text:p>High</text:p>
          </table:table-cell>
          <table:table-cell office:value-type="float" office:value="35052" calcext:value-type="float">
            <text:p>35052</text:p>
          </table:table-cell>
          <table:table-cell office:value-type="float" office:value="429295" calcext:value-type="float">
            <text:p>429295</text:p>
          </table:table-cell>
          <table:table-cell office:value-type="float" office:value="2323690" calcext:value-type="float">
            <text:p>2323690</text:p>
          </table:table-cell>
          <table:table-cell office:value-type="float" office:value="10025722" calcext:value-type="float">
            <text:p>10025722</text:p>
          </table:table-cell>
          <table:table-cell office:value-type="float" office:value="3202866" calcext:value-type="float">
            <text:p>3202866</text:p>
          </table:table-cell>
        </table:table-row>
        <table:table-row table:style-name="ro2">
          <table:table-cell office:value-type="string" calcext:value-type="string">
            <text:p>Very High</text:p>
          </table:table-cell>
          <table:table-cell office:value-type="float" office:value="37441" calcext:value-type="float">
            <text:p>37441</text:p>
          </table:table-cell>
          <table:table-cell office:value-type="float" office:value="125707" calcext:value-type="float">
            <text:p>125707</text:p>
          </table:table-cell>
          <table:table-cell office:value-type="float" office:value="286888" calcext:value-type="float">
            <text:p>286888</text:p>
          </table:table-cell>
          <table:table-cell office:value-type="float" office:value="753184" calcext:value-type="float">
            <text:p>753184</text:p>
          </table:table-cell>
          <table:table-cell office:value-type="float" office:value="2467429" calcext:value-type="float">
            <text:p>2467429</text:p>
          </table:table-cell>
        </table:table-row>
        <table:table-row table:style-name="ro1">
          <table:table-cell office:value-type="string" calcext:value-type="string">
            <text:p>A matrix: 5 × 5 of type dbl </text:p>
          </table:table-cell>
          <table:table-cell table:style-name="ce1" office:value-type="string" calcext:value-type="string">
            <text:p>Extremely Low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Extremely Low</text:p>
          </table:table-cell>
          <table:table-cell office:value-type="float" office:value="75591033" calcext:value-type="float">
            <text:p>75591033</text:p>
          </table:table-cell>
          <table:table-cell office:value-type="float" office:value="3273685" calcext:value-type="float">
            <text:p>3273685</text:p>
          </table:table-cell>
          <table:table-cell office:value-type="float" office:value="446363" calcext:value-type="float">
            <text:p>446363</text:p>
          </table:table-cell>
          <table:table-cell office:value-type="float" office:value="262158" calcext:value-type="float">
            <text:p>262158</text:p>
          </table:table-cell>
          <table:table-cell office:value-type="float" office:value="13599" calcext:value-type="float">
            <text:p>13599</text:p>
          </table:table-cell>
        </table:table-row>
        <table:table-row table:style-name="ro2">
          <table:table-cell office:value-type="string" calcext:value-type="string">
            <text:p>Low</text:p>
          </table:table-cell>
          <table:table-cell office:value-type="float" office:value="75821519" calcext:value-type="float">
            <text:p>75821519</text:p>
          </table:table-cell>
          <table:table-cell office:value-type="float" office:value="48863149" calcext:value-type="float">
            <text:p>48863149</text:p>
          </table:table-cell>
          <table:table-cell office:value-type="float" office:value="3834874" calcext:value-type="float">
            <text:p>3834874</text:p>
          </table:table-cell>
          <table:table-cell office:value-type="float" office:value="1513024" calcext:value-type="float">
            <text:p>1513024</text:p>
          </table:table-cell>
          <table:table-cell office:value-type="float" office:value="92218" calcext:value-type="float">
            <text:p>92218</text:p>
          </table:table-cell>
        </table:table-row>
        <table:table-row table:style-name="ro2">
          <table:table-cell office:value-type="string" calcext:value-type="string">
            <text:p>Moderate</text:p>
          </table:table-cell>
          <table:table-cell office:value-type="float" office:value="17491796" calcext:value-type="float">
            <text:p>17491796</text:p>
          </table:table-cell>
          <table:table-cell office:value-type="float" office:value="67453375" calcext:value-type="float">
            <text:p>67453375</text:p>
          </table:table-cell>
          <table:table-cell office:value-type="float" office:value="20885430" calcext:value-type="float">
            <text:p>20885430</text:p>
          </table:table-cell>
          <table:table-cell office:value-type="float" office:value="2606729" calcext:value-type="float">
            <text:p>2606729</text:p>
          </table:table-cell>
          <table:table-cell office:value-type="float" office:value="269121" calcext:value-type="float">
            <text:p>269121</text:p>
          </table:table-cell>
        </table:table-row>
        <table:table-row table:style-name="ro2">
          <table:table-cell office:value-type="string" calcext:value-type="string">
            <text:p>High</text:p>
          </table:table-cell>
          <table:table-cell office:value-type="float" office:value="1371622" calcext:value-type="float">
            <text:p>1371622</text:p>
          </table:table-cell>
          <table:table-cell office:value-type="float" office:value="10217072" calcext:value-type="float">
            <text:p>10217072</text:p>
          </table:table-cell>
          <table:table-cell office:value-type="float" office:value="15949658" calcext:value-type="float">
            <text:p>15949658</text:p>
          </table:table-cell>
          <table:table-cell office:value-type="float" office:value="8659091" calcext:value-type="float">
            <text:p>8659091</text:p>
          </table:table-cell>
          <table:table-cell office:value-type="float" office:value="332779" calcext:value-type="float">
            <text:p>332779</text:p>
          </table:table-cell>
        </table:table-row>
        <table:table-row table:style-name="ro2">
          <table:table-cell office:value-type="string" calcext:value-type="string">
            <text:p>Very High</text:p>
          </table:table-cell>
          <table:table-cell office:value-type="float" office:value="44462" calcext:value-type="float">
            <text:p>44462</text:p>
          </table:table-cell>
          <table:table-cell office:value-type="float" office:value="532342" calcext:value-type="float">
            <text:p>532342</text:p>
          </table:table-cell>
          <table:table-cell office:value-type="float" office:value="1106092" calcext:value-type="float">
            <text:p>1106092</text:p>
          </table:table-cell>
          <table:table-cell office:value-type="float" office:value="3196800" calcext:value-type="float">
            <text:p>3196800</text:p>
          </table:table-cell>
          <table:table-cell office:value-type="float" office:value="2054378" calcext:value-type="float">
            <text:p>2054378</text:p>
          </table:table-cell>
        </table:table-row>
        <table:table-row table:style-name="ro1">
          <table:table-cell office:value-type="string" calcext:value-type="string">
            <text:p>A matrix: 5 × 5 of type dbl </text:p>
          </table:table-cell>
          <table:table-cell table:style-name="ce1" office:value-type="string" calcext:value-type="string">
            <text:p>Extremely Low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Extremely Low</text:p>
          </table:table-cell>
          <table:table-cell office:value-type="float" office:value="141292057" calcext:value-type="float">
            <text:p>141292057</text:p>
          </table:table-cell>
          <table:table-cell office:value-type="float" office:value="25399827" calcext:value-type="float">
            <text:p>25399827</text:p>
          </table:table-cell>
          <table:table-cell office:value-type="float" office:value="2485310" calcext:value-type="float">
            <text:p>2485310</text:p>
          </table:table-cell>
          <table:table-cell office:value-type="float" office:value="1120558" calcext:value-type="float">
            <text:p>1120558</text:p>
          </table:table-cell>
          <table:table-cell office:value-type="float" office:value="22680" calcext:value-type="float">
            <text:p>22680</text:p>
          </table:table-cell>
        </table:table-row>
        <table:table-row table:style-name="ro2">
          <table:table-cell office:value-type="string" calcext:value-type="string">
            <text:p>Low</text:p>
          </table:table-cell>
          <table:table-cell office:value-type="float" office:value="31106687" calcext:value-type="float">
            <text:p>31106687</text:p>
          </table:table-cell>
          <table:table-cell office:value-type="float" office:value="76473632" calcext:value-type="float">
            <text:p>76473632</text:p>
          </table:table-cell>
          <table:table-cell office:value-type="float" office:value="18567346" calcext:value-type="float">
            <text:p>18567346</text:p>
          </table:table-cell>
          <table:table-cell office:value-type="float" office:value="3948600" calcext:value-type="float">
            <text:p>3948600</text:p>
          </table:table-cell>
          <table:table-cell office:value-type="float" office:value="243358" calcext:value-type="float">
            <text:p>243358</text:p>
          </table:table-cell>
        </table:table-row>
        <table:table-row table:style-name="ro2">
          <table:table-cell office:value-type="string" calcext:value-type="string">
            <text:p>Moderate</text:p>
          </table:table-cell>
          <table:table-cell office:value-type="float" office:value="3113292" calcext:value-type="float">
            <text:p>3113292</text:p>
          </table:table-cell>
          <table:table-cell office:value-type="float" office:value="10793797" calcext:value-type="float">
            <text:p>10793797</text:p>
          </table:table-cell>
          <table:table-cell office:value-type="float" office:value="22242928" calcext:value-type="float">
            <text:p>22242928</text:p>
          </table:table-cell>
          <table:table-cell office:value-type="float" office:value="5639063" calcext:value-type="float">
            <text:p>5639063</text:p>
          </table:table-cell>
          <table:table-cell office:value-type="float" office:value="433337" calcext:value-type="float">
            <text:p>433337</text:p>
          </table:table-cell>
        </table:table-row>
        <table:table-row table:style-name="ro2">
          <table:table-cell office:value-type="string" calcext:value-type="string">
            <text:p>High</text:p>
          </table:table-cell>
          <table:table-cell office:value-type="float" office:value="1131587" calcext:value-type="float">
            <text:p>1131587</text:p>
          </table:table-cell>
          <table:table-cell office:value-type="float" office:value="2148407" calcext:value-type="float">
            <text:p>2148407</text:p>
          </table:table-cell>
          <table:table-cell office:value-type="float" office:value="2637586" calcext:value-type="float">
            <text:p>2637586</text:p>
          </table:table-cell>
          <table:table-cell office:value-type="float" office:value="9300701" calcext:value-type="float">
            <text:p>9300701</text:p>
          </table:table-cell>
          <table:table-cell office:value-type="float" office:value="1019521" calcext:value-type="float">
            <text:p>1019521</text:p>
          </table:table-cell>
        </table:table-row>
        <table:table-row table:style-name="ro2">
          <table:table-cell office:value-type="string" calcext:value-type="string">
            <text:p>Very High</text:p>
          </table:table-cell>
          <table:table-cell office:value-type="float" office:value="61970" calcext:value-type="float">
            <text:p>61970</text:p>
          </table:table-cell>
          <table:table-cell office:value-type="float" office:value="224750" calcext:value-type="float">
            <text:p>224750</text:p>
          </table:table-cell>
          <table:table-cell office:value-type="float" office:value="152018" calcext:value-type="float">
            <text:p>152018</text:p>
          </table:table-cell>
          <table:table-cell office:value-type="float" office:value="587668" calcext:value-type="float">
            <text:p>587668</text:p>
          </table:table-cell>
          <table:table-cell office:value-type="float" office:value="1735689" calcext:value-type="float">
            <text:p>1735689</text:p>
          </table:table-cell>
        </table:table-row>
        <table:table-row table:style-name="ro1">
          <table:table-cell office:value-type="string" calcext:value-type="string">
            <text:p>A matrix: 5 × 5 of type dbl </text:p>
          </table:table-cell>
          <table:table-cell table:style-name="ce1" office:value-type="string" calcext:value-type="string">
            <text:p>Extremely Low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Extremely Low</text:p>
          </table:table-cell>
          <table:table-cell office:value-type="float" office:value="150654326" calcext:value-type="float">
            <text:p>150654326</text:p>
          </table:table-cell>
          <table:table-cell office:value-type="float" office:value="23668359" calcext:value-type="float">
            <text:p>23668359</text:p>
          </table:table-cell>
          <table:table-cell office:value-type="float" office:value="2173835" calcext:value-type="float">
            <text:p>2173835</text:p>
          </table:table-cell>
          <table:table-cell office:value-type="float" office:value="168308" calcext:value-type="float">
            <text:p>168308</text:p>
          </table:table-cell>
          <table:table-cell office:value-type="float" office:value="40765" calcext:value-type="float">
            <text:p>40765</text:p>
          </table:table-cell>
        </table:table-row>
        <table:table-row table:style-name="ro2">
          <table:table-cell office:value-type="string" calcext:value-type="string">
            <text:p>Low</text:p>
          </table:table-cell>
          <table:table-cell office:value-type="float" office:value="33673215" calcext:value-type="float">
            <text:p>33673215</text:p>
          </table:table-cell>
          <table:table-cell office:value-type="float" office:value="68882318" calcext:value-type="float">
            <text:p>68882318</text:p>
          </table:table-cell>
          <table:table-cell office:value-type="float" office:value="11169316" calcext:value-type="float">
            <text:p>11169316</text:p>
          </table:table-cell>
          <table:table-cell office:value-type="float" office:value="1092148" calcext:value-type="float">
            <text:p>1092148</text:p>
          </table:table-cell>
          <table:table-cell office:value-type="float" office:value="223416" calcext:value-type="float">
            <text:p>223416</text:p>
          </table:table-cell>
        </table:table-row>
        <table:table-row table:style-name="ro2">
          <table:table-cell office:value-type="string" calcext:value-type="string">
            <text:p>Moderate</text:p>
          </table:table-cell>
          <table:table-cell office:value-type="float" office:value="3625596" calcext:value-type="float">
            <text:p>3625596</text:p>
          </table:table-cell>
          <table:table-cell office:value-type="float" office:value="20339401" calcext:value-type="float">
            <text:p>20339401</text:p>
          </table:table-cell>
          <table:table-cell office:value-type="float" office:value="19546618" calcext:value-type="float">
            <text:p>19546618</text:p>
          </table:table-cell>
          <table:table-cell office:value-type="float" office:value="2286423" calcext:value-type="float">
            <text:p>2286423</text:p>
          </table:table-cell>
          <table:table-cell office:value-type="float" office:value="287150" calcext:value-type="float">
            <text:p>287150</text:p>
          </table:table-cell>
        </table:table-row>
        <table:table-row table:style-name="ro2">
          <table:table-cell office:value-type="string" calcext:value-type="string">
            <text:p>High</text:p>
          </table:table-cell>
          <table:table-cell office:value-type="float" office:value="1480614" calcext:value-type="float">
            <text:p>1480614</text:p>
          </table:table-cell>
          <table:table-cell office:value-type="float" office:value="3983509" calcext:value-type="float">
            <text:p>3983509</text:p>
          </table:table-cell>
          <table:table-cell office:value-type="float" office:value="6431545" calcext:value-type="float">
            <text:p>6431545</text:p>
          </table:table-cell>
          <table:table-cell office:value-type="float" office:value="8051112" calcext:value-type="float">
            <text:p>8051112</text:p>
          </table:table-cell>
          <table:table-cell office:value-type="float" office:value="649810" calcext:value-type="float">
            <text:p>649810</text:p>
          </table:table-cell>
        </table:table-row>
        <table:table-row table:style-name="ro2">
          <table:table-cell office:value-type="string" calcext:value-type="string">
            <text:p>Very High</text:p>
          </table:table-cell>
          <table:table-cell office:value-type="float" office:value="11503" calcext:value-type="float">
            <text:p>11503</text:p>
          </table:table-cell>
          <table:table-cell office:value-type="float" office:value="193087" calcext:value-type="float">
            <text:p>193087</text:p>
          </table:table-cell>
          <table:table-cell office:value-type="float" office:value="436307" calcext:value-type="float">
            <text:p>436307</text:p>
          </table:table-cell>
          <table:table-cell office:value-type="float" office:value="1283654" calcext:value-type="float">
            <text:p>1283654</text:p>
          </table:table-cell>
          <table:table-cell office:value-type="float" office:value="1530034" calcext:value-type="float">
            <text:p>1530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7:33:33.119159125</meta:creation-date>
    <dc:date>2024-02-24T17:33:54.926829475</dc:date>
    <meta:editing-duration>PT22S</meta:editing-duration>
    <meta:editing-cycles>1</meta:editing-cycles>
    <meta:document-statistic meta:table-count="1" meta:cell-count="180" meta:object-count="0"/>
    <meta:generator>LibreOffice/7.3.7.2$Linux_X86_64 LibreOffice_project/30$Build-2</meta:generator>
  </office:meta>
</office:document-meta>
</file>